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none"/>
    </style:style>
    <style:style style:name="Tabela1.B3" style:family="table-cell">
      <style:table-cell-properties fo:padding="0.097cm" fo:border-left="0.05pt solid #000000" fo:border-right="0.05pt solid #000000" fo:border-top="none" fo:border-bottom="none"/>
    </style:style>
    <style:style style:name="Tabela1.A5" style:family="table-cell">
      <style:table-cell-properties fo:padding="0.097cm" fo:border-left="0.05pt solid #000000" fo:border-right="none" fo:border-top="none" fo:border-bottom="none"/>
    </style:style>
    <style:style style:name="Tabela1.B5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154a" style:font-weight-asian="bold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officeooo:paragraph-rsid="0009154a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9154a"/>
    </style:style>
    <style:style style:name="P9" style:family="paragraph" style:parent-style-name="Standard" style:list-style-name="L2">
      <style:text-properties officeooo:paragraph-rsid="0009154a"/>
    </style:style>
    <style:style style:name="P10" style:family="paragraph" style:parent-style-name="Standard" style:list-style-name="L3">
      <style:text-properties officeooo:paragraph-rsid="0009154a"/>
    </style:style>
    <style:style style:name="P11" style:family="paragraph" style:parent-style-name="Standard" style:list-style-name="L4">
      <style:text-properties officeooo:paragraph-rsid="0009154a"/>
    </style:style>
    <style:style style:name="P12" style:family="paragraph" style:parent-style-name="Standard" style:list-style-name="L5">
      <style:text-properties officeooo:paragraph-rsid="0009154a"/>
    </style:style>
    <style:style style:name="P13" style:family="paragraph" style:parent-style-name="Standard" style:list-style-name="L6">
      <style:text-properties officeooo:paragraph-rsid="0009154a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2pt" officeooo:paragraph-rsid="000aff6a" style:font-size-asian="12pt" style:font-size-complex="12pt"/>
    </style:style>
    <style:style style:name="P17" style:family="paragraph" style:parent-style-name="Header">
      <style:paragraph-properties fo:text-align="center" style:justify-single-word="false"/>
      <style:text-properties fo:font-size="10.5pt" fo:font-weight="bold" officeooo:rsid="000aff6a" officeooo:paragraph-rsid="000aff6a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b 58%"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Temat:</text:span> Zadania poezji i role poety. Zinterpretuj i porównaj podane teksty Czesława </text:p>
      <text:p text:style-name="P16"><text:tab/> Miłosza i Ernesta Brylla, uwzględniając wybrane konteksty literackie oraz</text:p>
      <text:p text:style-name="P16"><text:tab/> ukształtowanie artystyczne obu tekstów.</text:p>
      <text:p text:style-name="Standard"/>
      <text:section text:style-name="Sect1" text:name="Sekcja1">
        <text:p text:style-name="P3">Czesław Miłosz (1911-2004)</text:p>
        <text:p text:style-name="P4"/>
        <text:p text:style-name="P5">Który skrzywdziłeś</text:p>
        <text:p text:style-name="P4"/>
        <text:p text:style-name="P4">Który skrzywdziłeś człowieka prostego</text:p>
        <text:p text:style-name="P4">Śmiechem nad krzywdą jego wybuchając,</text:p>
        <text:p text:style-name="P4">Gromadę błaznów koło siebie mając</text:p>
        <text:p text:style-name="P4">Na pomieszanie dobrego i złego,</text:p>
        <text:p text:style-name="P4">Choćby przed tobą wszyscy się skłonili</text:p>
        <text:p text:style-name="P4">Cnotę i mądrość tobie przypisując,</text:p>
        <text:p text:style-name="P4">Złote medale na twoją cześć kując,</text:p>
        <text:p text:style-name="P4">Radzi że jeszcze jeden dzień przeżyli,</text:p>
        <text:p text:style-name="P4"/>
        <text:p text:style-name="P4">Nie bądź bezpieczny. Poeta pamięta</text:p>
        <text:p text:style-name="P4">Możesz go zabić - narodzi się nowy.</text:p>
        <text:p text:style-name="P4">Spisane będą czyny i rozmowy.</text:p>
        <text:p text:style-name="P4"/>
        <text:p text:style-name="P4">Lepszy dla ciebie byłby świt zimowy</text:p>
        <text:p text:style-name="P4">I sznur i gałąź pod ciężarem zgięta.</text:p>
        <text:p text:style-name="P4"/>
        <text:p text:style-name="P15"><text:span text:style-name="T4">Washington D.C., 1950 (Światło dzienne, 1953)</text:span></text:p>
        <text:p text:style-name="P3"/>
        <text:p text:style-name="P3">Ernest Bryll (ur. 1935)</text:p>
        <text:p text:style-name="P4"/>
        <text:p text:style-name="P5">Ten, który…</text:p>
        <text:p text:style-name="P4"/>
        <text:p text:style-name="P4">Ten, który skrzywdził człowieka prostego</text:p>
        <text:p text:style-name="P4">Wynajdzie rymopisów, co wszystko wymażą</text:p>
        <text:p text:style-name="P4">i historyka w dowodach zręcznego</text:p>
        <text:p text:style-name="P4">Który wyrzeźbi dzieje z tak dostojną twarzą</text:p>
        <text:p text:style-name="P4">Jak nigdy w dziejach nie bywało.</text:p>
        <text:p text:style-name="P4">Ten, który zbrodnię czynił - byle wszystko cało</text:p>
        <text:p text:style-name="P4">Znajdzie w ciemności wieków swoją sprawiedliwość</text:p>
        <text:p text:style-name="P4">Chociaż siał burze, słodkie zbierze ziarno.</text:p>
        <text:p text:style-name="P4"/>
        <text:p text:style-name="P4">Takie jest doświadczenie. A my byśmy chcieli</text:p>
        <text:p text:style-name="P4">Aby się słowa poety lękano</text:p>
        <text:p text:style-name="P4">By imperatorowie w pomiętej pościeli</text:p>
        <text:p text:style-name="P4">Pocili się, myśleli - co o nich pisano</text:p>
        <text:p text:style-name="P4"/>
        <text:p text:style-name="P4">Takie jest doświadczenie, które zawsze znano</text:p>
        <text:p text:style-name="P4">I zawsze przeciw głupi poeci lecieli.</text:p>
        <text:p text:style-name="P4"/>
        <text:p text:style-name="P6">Zwierzątko, 1975</text:p>
      </text:section>
      <text:p text:style-name="Standard"/>
      <text:p text:style-name="P1">I. Rozwinięcie tematu (22 pkt)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1">Miłosz,</text:span> <text:span text:style-name="T2">Który skrzywdziłeś</text:span></text:p>
          </table:table-cell>
          <table:table-cell table:style-name="Tabela1.B1" office:value-type="string">
            <text:p text:style-name="P7"><text:span text:style-name="T3">Bryll,</text:span>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2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18144009" text:style-name="L1">
              <text:list-item>
                <text:p text:style-name="P8">pewny własnej wartości roli poeta;</text:p>
              </text:list-item>
              <text:list-item>
                <text:p text:style-name="P8">obserwator i krytyk piętnujący zło;</text:p>
              </text:list-item>
              <text:list-item>
                <text:p text:style-name="P8">osoba zaangażowana;</text:p>
              </text:list-item>
            </text:list>
          </table:table-cell>
          <table:table-cell table:style-name="Tabela1.B3" office:value-type="string">
            <text:list xml:id="list2082689114" text:style-name="L2">
              <text:list-item>
                <text:p text:style-name="P9">racjonalista odrzucający idealizowanie rzeczywistości;</text:p>
              </text:list-item>
              <text:list-item>
                <text:p text:style-name="P9">ironiczny, sarkastyczny krytyk;</text:p>
              </text:list-item>
              <text:list-item>
                <text:p text:style-name="P9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2">Adresat liryczny</text:p>
          </table:table-cell>
          <table:covered-table-cell/>
        </table:table-row>
        <table:table-row>
          <table:table-cell table:style-name="Tabela1.A5" office:value-type="string">
            <text:list xml:id="list2547542257" text:style-name="L3">
              <text:list-item>
                <text:p text:style-name="P10">człowiek lekceważący człowieka i normy moralne;</text:p>
              </text:list-item>
              <text:list-item>
                <text:p text:style-name="P10">tyran, zadufany w sobie, pyszny i dumny władca;</text:p>
              </text:list-item>
            </text:list>
          </table:table-cell>
          <table:table-cell table:style-name="Tabela1.B5" office:value-type="string">
            <text:list xml:id="list953584419" text:style-name="L4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413132278" text:style-name="L6">
              <text:list-item>
                <text:p text:style-name="P13">spersonalizowany (2 os. lp.) - wzmocnienie groźby;</text:p>
              </text:list-item>
              <text:list-item>
                <text:p text:style-name="P13">strachem podporządkowuje sobie innych;</text:p>
              </text:list-item>
              <text:list-item>
                <text:p text:style-name="P13">poddańczo wychwalany i idealizowany;</text:p>
              </text:list-item>
            </text:list>
            <text:p text:style-name="P7"/>
          </table:table-cell>
          <table:table-cell table:style-name="Tabela1.B7" office:value-type="string">
            <text:list xml:id="list2367791012" text:style-name="L5">
              <text:list-item>
                <text:p text:style-name="P12">uprzedmiotowiony (3 os.) - niedosięgły; cyniczny i szyderczy manipulator; gardzi człowiekiem i prawdą;</text:p>
              </text:list-item>
              <text:list-item>
                <text:p text:style-name="P12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.5pt" fo:font-weight="bold" officeooo:rsid="000aff6a" officeooo:paragraph-rsid="000aff6a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0:28:36.681000000</meta:creation-date>
    <dc:date>2017-11-05T13:59:15.590000000</dc:date>
    <meta:editing-duration>PT14M4S</meta:editing-duration>
    <meta:editing-cycles>5</meta:editing-cycles>
    <meta:generator>LibreOffice/5.4.2.2$Windows_x86 LibreOffice_project/22b09f6418e8c2d508a9eaf86b2399209b0990f4</meta:generator>
    <meta:document-statistic meta:table-count="1" meta:image-count="0" meta:object-count="0" meta:page-count="1" meta:paragraph-count="58" meta:word-count="328" meta:character-count="2213" meta:non-whitespace-character-count="1953"/>
  </office:meta>
</office:document-meta>
</file>